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3173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3">
            <text:p>0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HuyTP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7-20">
            <text:p>July 20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3">
            <text:p>0.3</text:p>
          </table:table-cell>
          <table:table-cell table:style-name="ce27" office:value-type="string">
            <text:p>Remove TuanTB</text:p>
            <text:p>Move ThoaiVK, ThinhDH, Phong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40" office:value-type="string">
            <text:p>Tổng hợp ngày nghỉ 2015</text:p>
          </table:table-cell>
          <table:table-cell table:style-name="ce43" table:number-columns-repeated="5"/>
        </table:table-row>
        <table:table-row table:style-name="ro9">
          <table:table-cell table:style-name="ce40"/>
          <table:table-cell table:style-name="ce43" table:number-columns-repeated="5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5" office:value-type="string">
            <office:annotation draw:style-name="gr1" draw:text-style-name="P1" svg:width="1.1413in" svg:height="0.5457in" svg:x="2.4272in" svg:y="0in" draw:caption-point-x="-0.2402in" draw:caption-point-y="0.544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5" office:value-type="string">
            <text:p>Working To</text:p>
          </table:table-cell>
          <table:table-cell table:style-name="ce45" office:value-type="string">
            <office:annotation draw:style-name="gr1" draw:text-style-name="P1" svg:width="1.1413in" svg:height="0.5457in" svg:x="3.537in" svg:y="0in" draw:caption-point-x="-0.2402in" draw:caption-point-y="0.544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5" office:value-type="string">
            <office:annotation draw:style-name="gr2" draw:text-style-name="P1" svg:width="1.1413in" svg:height="0.3902in" svg:x="4.426in" svg:y="0in" draw:caption-point-x="-0.2402in" draw:caption-point-y="0.544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DuyDK</text:p>
          </table:table-cell>
          <table:table-cell table:style-name="ce46" office:value-type="date" office:date-value="2016-07-19">
            <text:p>07/19/16</text:p>
          </table:table-cell>
          <table:table-cell table:style-name="ce46" office:value-type="date" office:date-value="2016-08-30">
            <text:p>08/30/16</text:p>
          </table:table-cell>
          <table:table-cell table:style-name="ce47"/>
          <table:table-cell table:style-name="ce48" table:formula="of:=SUMPRODUCT([Thong_Tin_Ngay_Nghi_201602.$B$3:.$B$43]=[.$B4];[Thong_Tin_Ngay_Nghi_201602.$C$3:.$C$43]) + SUMPRODUCT([Thong_Tin_Ngay_Nghi_201603.$B$3:.$B$42]=[.$B4];[Thong_Tin_Ngay_Nghi_201603.$C$3:.$C$42]) + SUMPRODUCT([Thong_Tin_Ngay_Nghi_201604.$B$3:.$B$42]=[.$B4];[Thong_Tin_Ngay_Nghi_201604.$C$3:.$C$42]) + SUMPRODUCT([Thong_Tin_Ngay_Nghi_201605.$B$3:.$B$42]=[.$B4];[Thong_Tin_Ngay_Nghi_201605.$C$3:.$C$42]) + SUMPRODUCT([Thong_Tin_Ngay_Nghi_201606.$B$3:.$B$42]=[.$B4];[Thong_Tin_Ngay_Nghi_201606.$C$3:.$C$42]) + SUMPRODUCT([Thong_Tin_Ngay_Nghi_201607.$B$3:.$B$42]=[.$B4];[Thong_Tin_Ngay_Nghi_201607.$C$3:.$C$42])" office:value-type="float" office:value="0">
            <text:p>0</text:p>
          </table:table-cell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VietLT</text:p>
          </table:table-cell>
          <table:table-cell table:style-name="ce46" office:value-type="date" office:date-value="2016-07-18">
            <text:p>07/18/16</text:p>
          </table:table-cell>
          <table:table-cell table:style-name="ce46" table:formula="of:=IF(YEAR(NOW())&gt;YEAR([.C5]);DATE(YEAR([.C5]);12;31);NOW())" office:value-type="date" office:date-value="2016-08-30T14:18:17.67">
            <text:p>08/30/16</text:p>
          </table:table-cell>
          <table:table-cell table:style-name="ce47"/>
          <table:table-cell table:style-name="ce48" table:formula="of:=SUMPRODUCT([Thong_Tin_Ngay_Nghi_201602.$B$3:.$B$43]=[.$B5];[Thong_Tin_Ngay_Nghi_201602.$C$3:.$C$43]) + SUMPRODUCT([Thong_Tin_Ngay_Nghi_201603.$B$3:.$B$42]=[.$B5];[Thong_Tin_Ngay_Nghi_201603.$C$3:.$C$42]) + SUMPRODUCT([Thong_Tin_Ngay_Nghi_201604.$B$3:.$B$42]=[.$B5];[Thong_Tin_Ngay_Nghi_201604.$C$3:.$C$42]) + SUMPRODUCT([Thong_Tin_Ngay_Nghi_201605.$B$3:.$B$42]=[.$B5];[Thong_Tin_Ngay_Nghi_201605.$C$3:.$C$42]) + SUMPRODUCT([Thong_Tin_Ngay_Nghi_201606.$B$3:.$B$42]=[.$B5];[Thong_Tin_Ngay_Nghi_201606.$C$3:.$C$42]) + SUMPRODUCT([Thong_Tin_Ngay_Nghi_201607.$B$3:.$B$42]=[.$B5];[Thong_Tin_Ngay_Nghi_201607.$C$3:.$C$42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2">
          <table:table-cell table:number-columns-repeated="6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4" table:default-cell-style-name="ce57"/>
        <table:table-column table:style-name="co19" table:number-columns-repeated="2" table:default-cell-style-name="ce57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6" table:number-columns-spanned="2" table:number-rows-spanned="1">
            <text:p>2016</text:p>
          </table:table-cell>
          <table:covered-table-cell table:style-name="ce63"/>
          <table:table-cell table:style-name="ce52" table:number-columns-repeated="15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6-01-01">
            <text:p>01</text:p>
          </table:table-cell>
          <table:table-cell table:style-name="ce53" table:formula="of:=[.D2]+1" office:value-type="date" office:date-value="2016-01-02">
            <text:p>02</text:p>
          </table:table-cell>
          <table:table-cell table:style-name="ce53" table:formula="of:=[.E2]+1" office:value-type="date" office:date-value="2016-01-03">
            <text:p>03</text:p>
          </table:table-cell>
          <table:table-cell table:style-name="ce53" table:formula="of:=[.F2]+1" office:value-type="date" office:date-value="2016-01-04">
            <text:p>04</text:p>
          </table:table-cell>
          <table:table-cell table:style-name="ce53" table:formula="of:=[.G2]+1" office:value-type="date" office:date-value="2016-01-05">
            <text:p>05</text:p>
          </table:table-cell>
          <table:table-cell table:style-name="ce53" table:formula="of:=[.H2]+1" office:value-type="date" office:date-value="2016-01-06">
            <text:p>06</text:p>
          </table:table-cell>
          <table:table-cell table:style-name="ce53" table:formula="of:=[.I2]+1" office:value-type="date" office:date-value="2016-01-07">
            <text:p>07</text:p>
          </table:table-cell>
          <table:table-cell table:style-name="ce53" table:formula="of:=[.J2]+1" office:value-type="date" office:date-value="2016-01-08">
            <text:p>08</text:p>
          </table:table-cell>
          <table:table-cell table:style-name="ce53" table:formula="of:=[.K2]+1" office:value-type="date" office:date-value="2016-01-09">
            <text:p>09</text:p>
          </table:table-cell>
          <table:table-cell table:style-name="ce53" table:formula="of:=[.L2]+1" office:value-type="date" office:date-value="2016-01-10">
            <text:p>10</text:p>
          </table:table-cell>
          <table:table-cell table:style-name="ce53" table:formula="of:=[.M2]+1" office:value-type="date" office:date-value="2016-01-11">
            <text:p>11</text:p>
          </table:table-cell>
          <table:table-cell table:style-name="ce53" table:formula="of:=[.N2]+1" office:value-type="date" office:date-value="2016-01-12">
            <text:p>12</text:p>
          </table:table-cell>
          <table:table-cell table:style-name="ce53" table:formula="of:=[.O2]+1" office:value-type="date" office:date-value="2016-01-13">
            <text:p>13</text:p>
          </table:table-cell>
          <table:table-cell table:style-name="ce53" table:formula="of:=[.P2]+1" office:value-type="date" office:date-value="2016-01-14">
            <text:p>14</text:p>
          </table:table-cell>
          <table:table-cell table:style-name="ce53" table:formula="of:=[.Q2]+1" office:value-type="date" office:date-value="2016-01-15">
            <text:p>15</text:p>
          </table:table-cell>
          <table:table-cell table:style-name="ce53" table:formula="of:=[.R2]+1" office:value-type="date" office:date-value="2016-01-16">
            <text:p>16</text:p>
          </table:table-cell>
          <table:table-cell table:style-name="ce53" table:formula="of:=[.S2]+1" office:value-type="date" office:date-value="2016-01-17">
            <text:p>17</text:p>
          </table:table-cell>
          <table:table-cell table:style-name="ce53" table:formula="of:=[.T2]+1" office:value-type="date" office:date-value="2016-01-18">
            <text:p>18</text:p>
          </table:table-cell>
          <table:table-cell table:style-name="ce53" table:formula="of:=[.U2]+1" office:value-type="date" office:date-value="2016-01-19">
            <text:p>19</text:p>
          </table:table-cell>
          <table:table-cell table:style-name="ce53" table:formula="of:=[.V2]+1" office:value-type="date" office:date-value="2016-01-20">
            <text:p>20</text:p>
          </table:table-cell>
          <table:table-cell table:style-name="ce53" table:formula="of:=[.W2]+1" office:value-type="date" office:date-value="2016-01-21">
            <text:p>21</text:p>
          </table:table-cell>
          <table:table-cell table:style-name="ce53" table:formula="of:=[.X2]+1" office:value-type="date" office:date-value="2016-01-22">
            <text:p>22</text:p>
          </table:table-cell>
          <table:table-cell table:style-name="ce53" table:formula="of:=[.Y2]+1" office:value-type="date" office:date-value="2016-01-23">
            <text:p>23</text:p>
          </table:table-cell>
          <table:table-cell table:style-name="ce53" table:formula="of:=[.Z2]+1" office:value-type="date" office:date-value="2016-01-24">
            <text:p>24</text:p>
          </table:table-cell>
          <table:table-cell table:style-name="ce53" table:formula="of:=[.AA2]+1" office:value-type="date" office:date-value="2016-01-25">
            <text:p>25</text:p>
          </table:table-cell>
          <table:table-cell table:style-name="ce53" table:formula="of:=[.AB2]+1" office:value-type="date" office:date-value="2016-01-26">
            <text:p>26</text:p>
          </table:table-cell>
          <table:table-cell table:style-name="ce53" table:formula="of:=[.AC2]+1" office:value-type="date" office:date-value="2016-01-27">
            <text:p>27</text:p>
          </table:table-cell>
          <table:table-cell table:style-name="ce53" table:formula="of:=[.AD2]+1" office:value-type="date" office:date-value="2016-01-28">
            <text:p>28</text:p>
          </table:table-cell>
          <table:table-cell table:style-name="ce53" table:formula="of:=[.AE2]+1" office:value-type="date" office:date-value="2016-01-29">
            <text:p>29</text:p>
          </table:table-cell>
          <table:table-cell table:style-name="ce53" table:formula="of:=[.AF2]+1" office:value-type="date" office:date-value="2016-01-30">
            <text:p>30</text:p>
          </table:table-cell>
          <table:table-cell table:style-name="ce53" table:formula="of:=[.AG2]+1" office:value-type="date" office:date-value="2016-01-31">
            <text:p>31</text:p>
          </table:table-cell>
          <table:table-cell table:style-name="ce64" table:number-columns-repeated="952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2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/>
          <table:table-cell table:style-name="ce51" table:formula="of:=SUM([.D4:.AH4])" office:value-type="float" office:value="0">
            <text:p>0</text:p>
          </table:table-cell>
          <table:table-cell table:style-name="ce55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8"/>
          <table:table-cell table:style-name="ce5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4" table:default-cell-style-name="ce71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6" table:number-columns-spanned="2" table:number-rows-spanned="1">
            <text:p>2016</text:p>
          </table:table-cell>
          <table:covered-table-cell table:style-name="ce77"/>
          <table:table-cell table:style-name="ce66" table:number-columns-repeated="13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6-02-01">
            <text:p>01</text:p>
          </table:table-cell>
          <table:table-cell table:style-name="ce67" table:formula="of:=[.D2]+1" office:value-type="date" office:date-value="2016-02-02">
            <text:p>02</text:p>
          </table:table-cell>
          <table:table-cell table:style-name="ce67" table:formula="of:=[.E2]+1" office:value-type="date" office:date-value="2016-02-03">
            <text:p>03</text:p>
          </table:table-cell>
          <table:table-cell table:style-name="ce67" table:formula="of:=[.F2]+1" office:value-type="date" office:date-value="2016-02-04">
            <text:p>04</text:p>
          </table:table-cell>
          <table:table-cell table:style-name="ce67" table:formula="of:=[.G2]+1" office:value-type="date" office:date-value="2016-02-05">
            <text:p>05</text:p>
          </table:table-cell>
          <table:table-cell table:style-name="ce67" table:formula="of:=[.H2]+1" office:value-type="date" office:date-value="2016-02-06">
            <text:p>06</text:p>
          </table:table-cell>
          <table:table-cell table:style-name="ce67" table:formula="of:=[.I2]+1" office:value-type="date" office:date-value="2016-02-07">
            <text:p>07</text:p>
          </table:table-cell>
          <table:table-cell table:style-name="ce67" table:formula="of:=[.J2]+1" office:value-type="date" office:date-value="2016-02-08">
            <text:p>08</text:p>
          </table:table-cell>
          <table:table-cell table:style-name="ce67" table:formula="of:=[.K2]+1" office:value-type="date" office:date-value="2016-02-09">
            <text:p>09</text:p>
          </table:table-cell>
          <table:table-cell table:style-name="ce67" table:formula="of:=[.L2]+1" office:value-type="date" office:date-value="2016-02-10">
            <text:p>10</text:p>
          </table:table-cell>
          <table:table-cell table:style-name="ce67" table:formula="of:=[.M2]+1" office:value-type="date" office:date-value="2016-02-11">
            <text:p>11</text:p>
          </table:table-cell>
          <table:table-cell table:style-name="ce67" table:formula="of:=[.N2]+1" office:value-type="date" office:date-value="2016-02-12">
            <text:p>12</text:p>
          </table:table-cell>
          <table:table-cell table:style-name="ce67" table:formula="of:=[.O2]+1" office:value-type="date" office:date-value="2016-02-13">
            <text:p>13</text:p>
          </table:table-cell>
          <table:table-cell table:style-name="ce67" table:formula="of:=[.P2]+1" office:value-type="date" office:date-value="2016-02-14">
            <text:p>14</text:p>
          </table:table-cell>
          <table:table-cell table:style-name="ce67" table:formula="of:=[.Q2]+1" office:value-type="date" office:date-value="2016-02-15">
            <text:p>15</text:p>
          </table:table-cell>
          <table:table-cell table:style-name="ce67" table:formula="of:=[.R2]+1" office:value-type="date" office:date-value="2016-02-16">
            <text:p>16</text:p>
          </table:table-cell>
          <table:table-cell table:style-name="ce67" table:formula="of:=[.S2]+1" office:value-type="date" office:date-value="2016-02-17">
            <text:p>17</text:p>
          </table:table-cell>
          <table:table-cell table:style-name="ce67" table:formula="of:=[.T2]+1" office:value-type="date" office:date-value="2016-02-18">
            <text:p>18</text:p>
          </table:table-cell>
          <table:table-cell table:style-name="ce67" table:formula="of:=[.U2]+1" office:value-type="date" office:date-value="2016-02-19">
            <text:p>19</text:p>
          </table:table-cell>
          <table:table-cell table:style-name="ce67" table:formula="of:=[.V2]+1" office:value-type="date" office:date-value="2016-02-20">
            <text:p>20</text:p>
          </table:table-cell>
          <table:table-cell table:style-name="ce67" table:formula="of:=[.W2]+1" office:value-type="date" office:date-value="2016-02-21">
            <text:p>21</text:p>
          </table:table-cell>
          <table:table-cell table:style-name="ce67" table:formula="of:=[.X2]+1" office:value-type="date" office:date-value="2016-02-22">
            <text:p>22</text:p>
          </table:table-cell>
          <table:table-cell table:style-name="ce67" table:formula="of:=[.Y2]+1" office:value-type="date" office:date-value="2016-02-23">
            <text:p>23</text:p>
          </table:table-cell>
          <table:table-cell table:style-name="ce67" table:formula="of:=[.Z2]+1" office:value-type="date" office:date-value="2016-02-24">
            <text:p>24</text:p>
          </table:table-cell>
          <table:table-cell table:style-name="ce67" table:formula="of:=[.AA2]+1" office:value-type="date" office:date-value="2016-02-25">
            <text:p>25</text:p>
          </table:table-cell>
          <table:table-cell table:style-name="ce67" table:formula="of:=[.AB2]+1" office:value-type="date" office:date-value="2016-02-26">
            <text:p>26</text:p>
          </table:table-cell>
          <table:table-cell table:style-name="ce67" table:formula="of:=[.AC2]+1" office:value-type="date" office:date-value="2016-02-27">
            <text:p>27</text:p>
          </table:table-cell>
          <table:table-cell table:style-name="ce67" table:formula="of:=[.AD2]+1" office:value-type="date" office:date-value="2016-02-28">
            <text:p>28</text:p>
          </table:table-cell>
          <table:table-cell table:style-name="ce67" table:formula="of:=[.AE2]+1" office:value-type="date" office:date-value="2016-02-29">
            <text:p>29</text:p>
          </table:table-cell>
          <table:table-cell table:style-name="ce64" table:number-columns-repeated="952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2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/>
          <table:table-cell table:style-name="ce65" table:formula="of:=SUM([.D4:.AF4])" office:value-type="float" office:value="0">
            <text:p>0</text:p>
          </table:table-cell>
          <table:table-cell table:style-name="ce69" table:number-columns-repeated="28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2"/>
          <table:table-cell table:style-name="ce70" table:number-columns-repeated="24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8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6" table:default-cell-style-name="ce84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6" table:number-columns-spanned="2" table:number-rows-spanned="1">
            <text:p>2016</text:p>
          </table:table-cell>
          <table:covered-table-cell table:style-name="ce90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6-03-01">
            <text:p>01</text:p>
          </table:table-cell>
          <table:table-cell table:style-name="ce80" table:formula="of:=[.D2]+1" office:value-type="date" office:date-value="2016-03-02">
            <text:p>02</text:p>
          </table:table-cell>
          <table:table-cell table:style-name="ce80" table:formula="of:=[.E2]+1" office:value-type="date" office:date-value="2016-03-03">
            <text:p>03</text:p>
          </table:table-cell>
          <table:table-cell table:style-name="ce80" table:formula="of:=[.F2]+1" office:value-type="date" office:date-value="2016-03-04">
            <text:p>04</text:p>
          </table:table-cell>
          <table:table-cell table:style-name="ce80" table:formula="of:=[.G2]+1" office:value-type="date" office:date-value="2016-03-05">
            <text:p>05</text:p>
          </table:table-cell>
          <table:table-cell table:style-name="ce80" table:formula="of:=[.H2]+1" office:value-type="date" office:date-value="2016-03-06">
            <text:p>06</text:p>
          </table:table-cell>
          <table:table-cell table:style-name="ce80" table:formula="of:=[.I2]+1" office:value-type="date" office:date-value="2016-03-07">
            <text:p>07</text:p>
          </table:table-cell>
          <table:table-cell table:style-name="ce80" table:formula="of:=[.J2]+1" office:value-type="date" office:date-value="2016-03-08">
            <text:p>08</text:p>
          </table:table-cell>
          <table:table-cell table:style-name="ce80" table:formula="of:=[.K2]+1" office:value-type="date" office:date-value="2016-03-09">
            <text:p>09</text:p>
          </table:table-cell>
          <table:table-cell table:style-name="ce80" table:formula="of:=[.L2]+1" office:value-type="date" office:date-value="2016-03-10">
            <text:p>10</text:p>
          </table:table-cell>
          <table:table-cell table:style-name="ce80" table:formula="of:=[.M2]+1" office:value-type="date" office:date-value="2016-03-11">
            <text:p>11</text:p>
          </table:table-cell>
          <table:table-cell table:style-name="ce80" table:formula="of:=[.N2]+1" office:value-type="date" office:date-value="2016-03-12">
            <text:p>12</text:p>
          </table:table-cell>
          <table:table-cell table:style-name="ce80" table:formula="of:=[.O2]+1" office:value-type="date" office:date-value="2016-03-13">
            <text:p>13</text:p>
          </table:table-cell>
          <table:table-cell table:style-name="ce80" table:formula="of:=[.P2]+1" office:value-type="date" office:date-value="2016-03-14">
            <text:p>14</text:p>
          </table:table-cell>
          <table:table-cell table:style-name="ce80" table:formula="of:=[.Q2]+1" office:value-type="date" office:date-value="2016-03-15">
            <text:p>15</text:p>
          </table:table-cell>
          <table:table-cell table:style-name="ce80" table:formula="of:=[.R2]+1" office:value-type="date" office:date-value="2016-03-16">
            <text:p>16</text:p>
          </table:table-cell>
          <table:table-cell table:style-name="ce80" table:formula="of:=[.S2]+1" office:value-type="date" office:date-value="2016-03-17">
            <text:p>17</text:p>
          </table:table-cell>
          <table:table-cell table:style-name="ce80" table:formula="of:=[.T2]+1" office:value-type="date" office:date-value="2016-03-18">
            <text:p>18</text:p>
          </table:table-cell>
          <table:table-cell table:style-name="ce80" table:formula="of:=[.U2]+1" office:value-type="date" office:date-value="2016-03-19">
            <text:p>19</text:p>
          </table:table-cell>
          <table:table-cell table:style-name="ce80" table:formula="of:=[.V2]+1" office:value-type="date" office:date-value="2016-03-20">
            <text:p>20</text:p>
          </table:table-cell>
          <table:table-cell table:style-name="ce80" table:formula="of:=[.W2]+1" office:value-type="date" office:date-value="2016-03-21">
            <text:p>21</text:p>
          </table:table-cell>
          <table:table-cell table:style-name="ce80" table:formula="of:=[.X2]+1" office:value-type="date" office:date-value="2016-03-22">
            <text:p>22</text:p>
          </table:table-cell>
          <table:table-cell table:style-name="ce80" table:formula="of:=[.Y2]+1" office:value-type="date" office:date-value="2016-03-23">
            <text:p>23</text:p>
          </table:table-cell>
          <table:table-cell table:style-name="ce80" table:formula="of:=[.Z2]+1" office:value-type="date" office:date-value="2016-03-24">
            <text:p>24</text:p>
          </table:table-cell>
          <table:table-cell table:style-name="ce80" table:formula="of:=[.AA2]+1" office:value-type="date" office:date-value="2016-03-25">
            <text:p>25</text:p>
          </table:table-cell>
          <table:table-cell table:style-name="ce80" table:formula="of:=[.AB2]+1" office:value-type="date" office:date-value="2016-03-26">
            <text:p>26</text:p>
          </table:table-cell>
          <table:table-cell table:style-name="ce80" table:formula="of:=[.AC2]+1" office:value-type="date" office:date-value="2016-03-27">
            <text:p>27</text:p>
          </table:table-cell>
          <table:table-cell table:style-name="ce80" table:formula="of:=[.AD2]+1" office:value-type="date" office:date-value="2016-03-28">
            <text:p>28</text:p>
          </table:table-cell>
          <table:table-cell table:style-name="ce80" table:formula="of:=[.AE2]+1" office:value-type="date" office:date-value="2016-03-29">
            <text:p>29</text:p>
          </table:table-cell>
          <table:table-cell table:style-name="ce80" table:formula="of:=[.AF2]+1" office:value-type="date" office:date-value="2016-03-30">
            <text:p>30</text:p>
          </table:table-cell>
          <table:table-cell table:style-name="ce80" table:formula="of:=[.AG2]+1" office:value-type="date" office:date-value="2016-03-31">
            <text:p>31</text:p>
          </table:table-cell>
          <table:table-cell table:style-name="ce64" table:number-columns-repeated="949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/>
          <table:table-cell table:style-name="ce78"/>
          <table:table-cell table:style-name="ce82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2"/>
          <table:table-cell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5"/>
          <table:table-cell table:style-name="ce83" table:number-columns-repeated="26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6" table:number-columns-repeated="7"/>
          <table:table-cell table:style-name="ce83" table:number-columns-repeated="20"/>
          <table:table-cell table:style-name="ce43" table:number-columns-repeated="949"/>
        </table:table-row>
        <table:table-row table:style-name="ro2" table:number-rows-repeated="65393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7"/>
        <table:table-column table:style-name="co18" table:number-columns-repeated="7" table:default-cell-style-name="ce97"/>
        <table:table-column table:style-name="co17" table:number-columns-repeated="15" table:default-cell-style-name="ce9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2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4" table:number-columns-spanned="2" table:number-rows-spanned="1">
            <text:p>4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6" table:number-columns-spanned="2" table:number-rows-spanned="1">
            <text:p>2016</text:p>
          </table:table-cell>
          <table:covered-table-cell table:style-name="ce103"/>
          <table:table-cell table:style-name="ce9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3" table:formula="of:=DATE([.$R$1];[.N1];1)" office:value-type="date" office:date-value="2016-04-01">
            <text:p>01</text:p>
          </table:table-cell>
          <table:table-cell table:style-name="ce93" table:formula="of:=[.D2]+1" office:value-type="date" office:date-value="2016-04-02">
            <text:p>02</text:p>
          </table:table-cell>
          <table:table-cell table:style-name="ce93" table:formula="of:=[.E2]+1" office:value-type="date" office:date-value="2016-04-03">
            <text:p>03</text:p>
          </table:table-cell>
          <table:table-cell table:style-name="ce93" table:formula="of:=[.F2]+1" office:value-type="date" office:date-value="2016-04-04">
            <text:p>04</text:p>
          </table:table-cell>
          <table:table-cell table:style-name="ce93" table:formula="of:=[.G2]+1" office:value-type="date" office:date-value="2016-04-05">
            <text:p>05</text:p>
          </table:table-cell>
          <table:table-cell table:style-name="ce93" table:formula="of:=[.H2]+1" office:value-type="date" office:date-value="2016-04-06">
            <text:p>06</text:p>
          </table:table-cell>
          <table:table-cell table:style-name="ce93" table:formula="of:=[.I2]+1" office:value-type="date" office:date-value="2016-04-07">
            <text:p>07</text:p>
          </table:table-cell>
          <table:table-cell table:style-name="ce93" table:formula="of:=[.J2]+1" office:value-type="date" office:date-value="2016-04-08">
            <text:p>08</text:p>
          </table:table-cell>
          <table:table-cell table:style-name="ce93" table:formula="of:=[.K2]+1" office:value-type="date" office:date-value="2016-04-09">
            <text:p>09</text:p>
          </table:table-cell>
          <table:table-cell table:style-name="ce93" table:formula="of:=[.L2]+1" office:value-type="date" office:date-value="2016-04-10">
            <text:p>10</text:p>
          </table:table-cell>
          <table:table-cell table:style-name="ce93" table:formula="of:=[.M2]+1" office:value-type="date" office:date-value="2016-04-11">
            <text:p>11</text:p>
          </table:table-cell>
          <table:table-cell table:style-name="ce93" table:formula="of:=[.N2]+1" office:value-type="date" office:date-value="2016-04-12">
            <text:p>12</text:p>
          </table:table-cell>
          <table:table-cell table:style-name="ce93" table:formula="of:=[.O2]+1" office:value-type="date" office:date-value="2016-04-13">
            <text:p>13</text:p>
          </table:table-cell>
          <table:table-cell table:style-name="ce93" table:formula="of:=[.P2]+1" office:value-type="date" office:date-value="2016-04-14">
            <text:p>14</text:p>
          </table:table-cell>
          <table:table-cell table:style-name="ce93" table:formula="of:=[.Q2]+1" office:value-type="date" office:date-value="2016-04-15">
            <text:p>15</text:p>
          </table:table-cell>
          <table:table-cell table:style-name="ce93" table:formula="of:=[.R2]+1" office:value-type="date" office:date-value="2016-04-16">
            <text:p>16</text:p>
          </table:table-cell>
          <table:table-cell table:style-name="ce93" table:formula="of:=[.S2]+1" office:value-type="date" office:date-value="2016-04-17">
            <text:p>17</text:p>
          </table:table-cell>
          <table:table-cell table:style-name="ce93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93" table:formula="of:=[.U2]+1" office:value-type="date" office:date-value="2016-04-19">
            <text:p>19</text:p>
          </table:table-cell>
          <table:table-cell table:style-name="ce93" table:formula="of:=[.V2]+1" office:value-type="date" office:date-value="2016-04-20">
            <text:p>20</text:p>
          </table:table-cell>
          <table:table-cell table:style-name="ce93" table:formula="of:=[.W2]+1" office:value-type="date" office:date-value="2016-04-21">
            <text:p>21</text:p>
          </table:table-cell>
          <table:table-cell table:style-name="ce93" table:formula="of:=[.X2]+1" office:value-type="date" office:date-value="2016-04-22">
            <text:p>22</text:p>
          </table:table-cell>
          <table:table-cell table:style-name="ce93" table:formula="of:=[.Y2]+1" office:value-type="date" office:date-value="2016-04-23">
            <text:p>23</text:p>
          </table:table-cell>
          <table:table-cell table:style-name="ce93" table:formula="of:=[.Z2]+1" office:value-type="date" office:date-value="2016-04-24">
            <text:p>24</text:p>
          </table:table-cell>
          <table:table-cell table:style-name="ce93" table:formula="of:=[.AA2]+1" office:value-type="date" office:date-value="2016-04-25">
            <text:p>25</text:p>
          </table:table-cell>
          <table:table-cell table:style-name="ce93" table:formula="of:=[.AB2]+1" office:value-type="date" office:date-value="2016-04-26">
            <text:p>26</text:p>
          </table:table-cell>
          <table:table-cell table:style-name="ce93" table:formula="of:=[.AC2]+1" office:value-type="date" office:date-value="2016-04-27">
            <text:p>27</text:p>
          </table:table-cell>
          <table:table-cell table:style-name="ce93" table:formula="of:=[.AD2]+1" office:value-type="date" office:date-value="2016-04-28">
            <text:p>28</text:p>
          </table:table-cell>
          <table:table-cell table:style-name="ce93" table:formula="of:=[.AE2]+1" office:value-type="date" office:date-value="2016-04-29">
            <text:p>29</text:p>
          </table:table-cell>
          <table:table-cell table:style-name="ce93" table:formula="of:=[.AF2]+1" office:value-type="date" office:date-value="2016-04-30">
            <text:p>30</text:p>
          </table:table-cell>
          <table:table-cell table:style-name="ce64" table:number-columns-repeated="950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/>
          <table:table-cell table:style-name="ce91"/>
          <table:table-cell table:style-name="ce9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8"/>
          <table:table-cell table:style-name="ce96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9" table:number-columns-repeated="7"/>
          <table:table-cell table:style-name="ce96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10"/>
        <table:table-column table:style-name="co18" table:number-columns-repeated="7" table:default-cell-style-name="ce110"/>
        <table:table-column table:style-name="co17" table:number-columns-repeated="19" table:default-cell-style-name="ce110"/>
        <table:table-column table:style-name="co7" table:number-columns-repeated="947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5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5" table:number-columns-spanned="2" table:number-rows-spanned="1">
            <text:p>5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6" table:number-columns-spanned="2" table:number-rows-spanned="1">
            <text:p>2016</text:p>
          </table:table-cell>
          <table:covered-table-cell table:style-name="ce116"/>
          <table:table-cell table:style-name="ce105" table:number-columns-repeated="18"/>
          <table:table-cell table:style-name="ce64" table:number-columns-repeated="7"/>
          <table:table-cell table:style-name="ce64"/>
          <table:table-cell table:style-name="ce64" table:number-columns-repeated="939"/>
        </table:table-row>
        <table:table-row table:style-name="ro2">
          <table:table-cell table:style-name="ce49" table:number-columns-repeated="3"/>
          <table:table-cell table:style-name="ce106" table:formula="of:=DATE([.$R$1];[.N1];1)" office:value-type="date" office:date-value="2016-05-01">
            <text:p>01</text:p>
          </table:table-cell>
          <table:table-cell table:style-name="ce106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106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106" table:formula="of:=[.F2]+1" office:value-type="date" office:date-value="2016-05-04">
            <text:p>04</text:p>
          </table:table-cell>
          <table:table-cell table:style-name="ce106" table:formula="of:=[.G2]+1" office:value-type="date" office:date-value="2016-05-05">
            <text:p>05</text:p>
          </table:table-cell>
          <table:table-cell table:style-name="ce106" table:formula="of:=[.H2]+1" office:value-type="date" office:date-value="2016-05-06">
            <text:p>06</text:p>
          </table:table-cell>
          <table:table-cell table:style-name="ce106" table:formula="of:=[.I2]+1" office:value-type="date" office:date-value="2016-05-07">
            <text:p>07</text:p>
          </table:table-cell>
          <table:table-cell table:style-name="ce106" table:formula="of:=[.J2]+1" office:value-type="date" office:date-value="2016-05-08">
            <text:p>08</text:p>
          </table:table-cell>
          <table:table-cell table:style-name="ce106" table:formula="of:=[.K2]+1" office:value-type="date" office:date-value="2016-05-09">
            <text:p>09</text:p>
          </table:table-cell>
          <table:table-cell table:style-name="ce106" table:formula="of:=[.L2]+1" office:value-type="date" office:date-value="2016-05-10">
            <text:p>10</text:p>
          </table:table-cell>
          <table:table-cell table:style-name="ce106" table:formula="of:=[.M2]+1" office:value-type="date" office:date-value="2016-05-11">
            <text:p>11</text:p>
          </table:table-cell>
          <table:table-cell table:style-name="ce106" table:formula="of:=[.N2]+1" office:value-type="date" office:date-value="2016-05-12">
            <text:p>12</text:p>
          </table:table-cell>
          <table:table-cell table:style-name="ce106" table:formula="of:=[.O2]+1" office:value-type="date" office:date-value="2016-05-13">
            <text:p>13</text:p>
          </table:table-cell>
          <table:table-cell table:style-name="ce106" table:formula="of:=[.P2]+1" office:value-type="date" office:date-value="2016-05-14">
            <text:p>14</text:p>
          </table:table-cell>
          <table:table-cell table:style-name="ce106" table:formula="of:=[.Q2]+1" office:value-type="date" office:date-value="2016-05-15">
            <text:p>15</text:p>
          </table:table-cell>
          <table:table-cell table:style-name="ce106" table:formula="of:=[.R2]+1" office:value-type="date" office:date-value="2016-05-16">
            <text:p>16</text:p>
          </table:table-cell>
          <table:table-cell table:style-name="ce106" table:formula="of:=[.S2]+1" office:value-type="date" office:date-value="2016-05-17">
            <text:p>17</text:p>
          </table:table-cell>
          <table:table-cell table:style-name="ce106" table:formula="of:=[.T2]+1" office:value-type="date" office:date-value="2016-05-18">
            <text:p>18</text:p>
          </table:table-cell>
          <table:table-cell table:style-name="ce106" table:formula="of:=[.U2]+1" office:value-type="date" office:date-value="2016-05-19">
            <text:p>19</text:p>
          </table:table-cell>
          <table:table-cell table:style-name="ce106" table:formula="of:=[.V2]+1" office:value-type="date" office:date-value="2016-05-20">
            <text:p>20</text:p>
          </table:table-cell>
          <table:table-cell table:style-name="ce106" table:formula="of:=[.W2]+1" office:value-type="date" office:date-value="2016-05-21">
            <text:p>21</text:p>
          </table:table-cell>
          <table:table-cell table:style-name="ce106" table:formula="of:=[.X2]+1" office:value-type="date" office:date-value="2016-05-22">
            <text:p>22</text:p>
          </table:table-cell>
          <table:table-cell table:style-name="ce106" table:formula="of:=[.Y2]+1" office:value-type="date" office:date-value="2016-05-23">
            <text:p>23</text:p>
          </table:table-cell>
          <table:table-cell table:style-name="ce106" table:formula="of:=[.Z2]+1" office:value-type="date" office:date-value="2016-05-24">
            <text:p>24</text:p>
          </table:table-cell>
          <table:table-cell table:style-name="ce106" table:formula="of:=[.AA2]+1" office:value-type="date" office:date-value="2016-05-25">
            <text:p>25</text:p>
          </table:table-cell>
          <table:table-cell table:style-name="ce106" table:formula="of:=[.AB2]+1" office:value-type="date" office:date-value="2016-05-26">
            <text:p>26</text:p>
          </table:table-cell>
          <table:table-cell table:style-name="ce106" table:formula="of:=[.AC2]+1" office:value-type="date" office:date-value="2016-05-27">
            <text:p>27</text:p>
          </table:table-cell>
          <table:table-cell table:style-name="ce106" table:formula="of:=[.AD2]+1" office:value-type="date" office:date-value="2016-05-28">
            <text:p>28</text:p>
          </table:table-cell>
          <table:table-cell table:style-name="ce106" table:formula="of:=[.AE2]+1" office:value-type="date" office:date-value="2016-05-29">
            <text:p>29</text:p>
          </table:table-cell>
          <table:table-cell table:style-name="ce106" table:formula="of:=[.AF2]+1" office:value-type="date" office:date-value="2016-05-30">
            <text:p>30</text:p>
          </table:table-cell>
          <table:table-cell table:style-name="ce106" table:formula="of:=[.AG2]+1" office:value-type="date" office:date-value="2016-05-31">
            <text:p>31</text:p>
          </table:table-cell>
          <table:table-cell table:style-name="ce106" table:formula="of:=DATE([.$R$1];[.AS1];1)" office:value-type="date" office:date-value="2015-12-01">
            <text:p>01</text:p>
          </table:table-cell>
          <table:table-cell table:style-name="ce106" table:formula="of:=[.AI2]+1" office:value-type="date" office:date-value="2015-12-02">
            <text:p>02</text:p>
          </table:table-cell>
          <table:table-cell table:style-name="ce106" table:formula="of:=[.AJ2]+1" office:value-type="date" office:date-value="2015-12-03">
            <text:p>03</text:p>
          </table:table-cell>
          <table:table-cell table:style-name="ce64" table:number-columns-repeated="947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7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/>
          <table:table-cell table:style-name="ce104"/>
          <table:table-cell table:style-name="ce108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2"/>
          <table:table-cell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1"/>
          <table:table-cell table:style-name="ce109" table:number-columns-repeated="29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2" table:number-columns-repeated="7"/>
          <table:table-cell table:style-name="ce109" table:number-columns-repeated="23"/>
          <table:table-cell table:style-name="ce43" table:number-columns-repeated="947"/>
        </table:table-row>
        <table:table-row table:style-name="ro2" table:number-rows-repeated="65393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3"/>
        <table:table-column table:style-name="co18" table:number-columns-repeated="7" table:default-cell-style-name="ce123"/>
        <table:table-column table:style-name="co17" table:number-columns-repeated="15" table:default-cell-style-name="ce123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6" table:number-columns-spanned="2" table:number-rows-spanned="1">
            <text:p>6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6" table:number-columns-spanned="2" table:number-rows-spanned="1">
            <text:p>2016</text:p>
          </table:table-cell>
          <table:covered-table-cell table:style-name="ce129"/>
          <table:table-cell table:style-name="ce118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19" table:formula="of:=DATE([.$R$1];[.N1];1)" office:value-type="date" office:date-value="2016-06-01">
            <text:p>01</text:p>
          </table:table-cell>
          <table:table-cell table:style-name="ce119" table:formula="of:=[.D2]+1" office:value-type="date" office:date-value="2016-06-02">
            <text:p>02</text:p>
          </table:table-cell>
          <table:table-cell table:style-name="ce119" table:formula="of:=[.E2]+1" office:value-type="date" office:date-value="2016-06-03">
            <text:p>03</text:p>
          </table:table-cell>
          <table:table-cell table:style-name="ce119" table:formula="of:=[.F2]+1" office:value-type="date" office:date-value="2016-06-04">
            <text:p>04</text:p>
          </table:table-cell>
          <table:table-cell table:style-name="ce119" table:formula="of:=[.G2]+1" office:value-type="date" office:date-value="2016-06-05">
            <text:p>05</text:p>
          </table:table-cell>
          <table:table-cell table:style-name="ce119" table:formula="of:=[.H2]+1" office:value-type="date" office:date-value="2016-06-06">
            <text:p>06</text:p>
          </table:table-cell>
          <table:table-cell table:style-name="ce119" table:formula="of:=[.I2]+1" office:value-type="date" office:date-value="2016-06-07">
            <text:p>07</text:p>
          </table:table-cell>
          <table:table-cell table:style-name="ce119" table:formula="of:=[.J2]+1" office:value-type="date" office:date-value="2016-06-08">
            <text:p>08</text:p>
          </table:table-cell>
          <table:table-cell table:style-name="ce119" table:formula="of:=[.K2]+1" office:value-type="date" office:date-value="2016-06-09">
            <text:p>09</text:p>
          </table:table-cell>
          <table:table-cell table:style-name="ce119" table:formula="of:=[.L2]+1" office:value-type="date" office:date-value="2016-06-10">
            <text:p>10</text:p>
          </table:table-cell>
          <table:table-cell table:style-name="ce119" table:formula="of:=[.M2]+1" office:value-type="date" office:date-value="2016-06-11">
            <text:p>11</text:p>
          </table:table-cell>
          <table:table-cell table:style-name="ce119" table:formula="of:=[.N2]+1" office:value-type="date" office:date-value="2016-06-12">
            <text:p>12</text:p>
          </table:table-cell>
          <table:table-cell table:style-name="ce119" table:formula="of:=[.O2]+1" office:value-type="date" office:date-value="2016-06-13">
            <text:p>13</text:p>
          </table:table-cell>
          <table:table-cell table:style-name="ce119" table:formula="of:=[.P2]+1" office:value-type="date" office:date-value="2016-06-14">
            <text:p>14</text:p>
          </table:table-cell>
          <table:table-cell table:style-name="ce119" table:formula="of:=[.Q2]+1" office:value-type="date" office:date-value="2016-06-15">
            <text:p>15</text:p>
          </table:table-cell>
          <table:table-cell table:style-name="ce119" table:formula="of:=[.R2]+1" office:value-type="date" office:date-value="2016-06-16">
            <text:p>16</text:p>
          </table:table-cell>
          <table:table-cell table:style-name="ce119" table:formula="of:=[.S2]+1" office:value-type="date" office:date-value="2016-06-17">
            <text:p>17</text:p>
          </table:table-cell>
          <table:table-cell table:style-name="ce119" table:formula="of:=[.T2]+1" office:value-type="date" office:date-value="2016-06-18">
            <text:p>18</text:p>
          </table:table-cell>
          <table:table-cell table:style-name="ce119" table:formula="of:=[.U2]+1" office:value-type="date" office:date-value="2016-06-19">
            <text:p>19</text:p>
          </table:table-cell>
          <table:table-cell table:style-name="ce119" table:formula="of:=[.V2]+1" office:value-type="date" office:date-value="2016-06-20">
            <text:p>20</text:p>
          </table:table-cell>
          <table:table-cell table:style-name="ce119" table:formula="of:=[.W2]+1" office:value-type="date" office:date-value="2016-06-21">
            <text:p>21</text:p>
          </table:table-cell>
          <table:table-cell table:style-name="ce119" table:formula="of:=[.X2]+1" office:value-type="date" office:date-value="2016-06-22">
            <text:p>22</text:p>
          </table:table-cell>
          <table:table-cell table:style-name="ce119" table:formula="of:=[.Y2]+1" office:value-type="date" office:date-value="2016-06-23">
            <text:p>23</text:p>
          </table:table-cell>
          <table:table-cell table:style-name="ce119" table:formula="of:=[.Z2]+1" office:value-type="date" office:date-value="2016-06-24">
            <text:p>24</text:p>
          </table:table-cell>
          <table:table-cell table:style-name="ce119" table:formula="of:=[.AA2]+1" office:value-type="date" office:date-value="2016-06-25">
            <text:p>25</text:p>
          </table:table-cell>
          <table:table-cell table:style-name="ce119" table:formula="of:=[.AB2]+1" office:value-type="date" office:date-value="2016-06-26">
            <text:p>26</text:p>
          </table:table-cell>
          <table:table-cell table:style-name="ce119" table:formula="of:=[.AC2]+1" office:value-type="date" office:date-value="2016-06-27">
            <text:p>27</text:p>
          </table:table-cell>
          <table:table-cell table:style-name="ce119" table:formula="of:=[.AD2]+1" office:value-type="date" office:date-value="2016-06-28">
            <text:p>28</text:p>
          </table:table-cell>
          <table:table-cell table:style-name="ce119" table:formula="of:=[.AE2]+1" office:value-type="date" office:date-value="2016-06-29">
            <text:p>29</text:p>
          </table:table-cell>
          <table:table-cell table:style-name="ce119" table:formula="of:=[.AF2]+1" office:value-type="date" office:date-value="2016-06-30">
            <text:p>30</text:p>
          </table:table-cell>
          <table:table-cell table:style-name="ce64" table:number-columns-repeated="950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/>
          <table:table-cell table:style-name="ce117"/>
          <table:table-cell table:style-name="ce121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6"/>
        <table:table-column table:style-name="co18" table:number-columns-repeated="7" table:default-cell-style-name="ce136"/>
        <table:table-column table:style-name="co17" table:number-columns-repeated="15" table:default-cell-style-name="ce13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7" table:number-columns-spanned="2" table:number-rows-spanned="1">
            <text:p>7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6" table:number-columns-spanned="2" table:number-rows-spanned="1">
            <text:p>2016</text:p>
          </table:table-cell>
          <table:covered-table-cell table:style-name="ce142"/>
          <table:table-cell table:style-name="ce13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32" table:formula="of:=DATE([.$R$1];[.N1];1)" office:value-type="date" office:date-value="2016-07-01">
            <text:p>01</text:p>
          </table:table-cell>
          <table:table-cell table:style-name="ce132" table:formula="of:=[.D2]+1" office:value-type="date" office:date-value="2016-07-02">
            <text:p>02</text:p>
          </table:table-cell>
          <table:table-cell table:style-name="ce132" table:formula="of:=[.E2]+1" office:value-type="date" office:date-value="2016-07-03">
            <text:p>03</text:p>
          </table:table-cell>
          <table:table-cell table:style-name="ce132" table:formula="of:=[.F2]+1" office:value-type="date" office:date-value="2016-07-04">
            <text:p>04</text:p>
          </table:table-cell>
          <table:table-cell table:style-name="ce132" table:formula="of:=[.G2]+1" office:value-type="date" office:date-value="2016-07-05">
            <text:p>05</text:p>
          </table:table-cell>
          <table:table-cell table:style-name="ce132" table:formula="of:=[.H2]+1" office:value-type="date" office:date-value="2016-07-06">
            <text:p>06</text:p>
          </table:table-cell>
          <table:table-cell table:style-name="ce132" table:formula="of:=[.I2]+1" office:value-type="date" office:date-value="2016-07-07">
            <text:p>07</text:p>
          </table:table-cell>
          <table:table-cell table:style-name="ce132" table:formula="of:=[.J2]+1" office:value-type="date" office:date-value="2016-07-08">
            <text:p>08</text:p>
          </table:table-cell>
          <table:table-cell table:style-name="ce132" table:formula="of:=[.K2]+1" office:value-type="date" office:date-value="2016-07-09">
            <text:p>09</text:p>
          </table:table-cell>
          <table:table-cell table:style-name="ce132" table:formula="of:=[.L2]+1" office:value-type="date" office:date-value="2016-07-10">
            <text:p>10</text:p>
          </table:table-cell>
          <table:table-cell table:style-name="ce132" table:formula="of:=[.M2]+1" office:value-type="date" office:date-value="2016-07-11">
            <text:p>11</text:p>
          </table:table-cell>
          <table:table-cell table:style-name="ce132" table:formula="of:=[.N2]+1" office:value-type="date" office:date-value="2016-07-12">
            <text:p>12</text:p>
          </table:table-cell>
          <table:table-cell table:style-name="ce132" table:formula="of:=[.O2]+1" office:value-type="date" office:date-value="2016-07-13">
            <text:p>13</text:p>
          </table:table-cell>
          <table:table-cell table:style-name="ce132" table:formula="of:=[.P2]+1" office:value-type="date" office:date-value="2016-07-14">
            <text:p>14</text:p>
          </table:table-cell>
          <table:table-cell table:style-name="ce132" table:formula="of:=[.Q2]+1" office:value-type="date" office:date-value="2016-07-15">
            <text:p>15</text:p>
          </table:table-cell>
          <table:table-cell table:style-name="ce132" table:formula="of:=[.R2]+1" office:value-type="date" office:date-value="2016-07-16">
            <text:p>16</text:p>
          </table:table-cell>
          <table:table-cell table:style-name="ce132" table:formula="of:=[.S2]+1" office:value-type="date" office:date-value="2016-07-17">
            <text:p>17</text:p>
          </table:table-cell>
          <table:table-cell table:style-name="ce132" table:formula="of:=[.T2]+1" office:value-type="date" office:date-value="2016-07-18">
            <text:p>18</text:p>
          </table:table-cell>
          <table:table-cell table:style-name="ce132" table:formula="of:=[.U2]+1" office:value-type="date" office:date-value="2016-07-19">
            <text:p>19</text:p>
          </table:table-cell>
          <table:table-cell table:style-name="ce132" table:formula="of:=[.V2]+1" office:value-type="date" office:date-value="2016-07-20">
            <text:p>20</text:p>
          </table:table-cell>
          <table:table-cell table:style-name="ce132" table:formula="of:=[.W2]+1" office:value-type="date" office:date-value="2016-07-21">
            <text:p>21</text:p>
          </table:table-cell>
          <table:table-cell table:style-name="ce132" table:formula="of:=[.X2]+1" office:value-type="date" office:date-value="2016-07-22">
            <text:p>22</text:p>
          </table:table-cell>
          <table:table-cell table:style-name="ce132" table:formula="of:=[.Y2]+1" office:value-type="date" office:date-value="2016-07-23">
            <text:p>23</text:p>
          </table:table-cell>
          <table:table-cell table:style-name="ce132" table:formula="of:=[.Z2]+1" office:value-type="date" office:date-value="2016-07-24">
            <text:p>24</text:p>
          </table:table-cell>
          <table:table-cell table:style-name="ce132" table:formula="of:=[.AA2]+1" office:value-type="date" office:date-value="2016-07-25">
            <text:p>25</text:p>
          </table:table-cell>
          <table:table-cell table:style-name="ce132" table:formula="of:=[.AB2]+1" office:value-type="date" office:date-value="2016-07-26">
            <text:p>26</text:p>
          </table:table-cell>
          <table:table-cell table:style-name="ce132" table:formula="of:=[.AC2]+1" office:value-type="date" office:date-value="2016-07-27">
            <text:p>27</text:p>
          </table:table-cell>
          <table:table-cell table:style-name="ce132" table:formula="of:=[.AD2]+1" office:value-type="date" office:date-value="2016-07-28">
            <text:p>28</text:p>
          </table:table-cell>
          <table:table-cell table:style-name="ce132" table:formula="of:=[.AE2]+1" office:value-type="date" office:date-value="2016-07-29">
            <text:p>29</text:p>
          </table:table-cell>
          <table:table-cell table:style-name="ce132" table:formula="of:=[.AF2]+1" office:value-type="date" office:date-value="2016-07-30">
            <text:p>30</text:p>
          </table:table-cell>
          <table:table-cell table:style-name="ce64" table:number-columns-repeated="950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DuyDK</text:p>
          </table:table-cell>
          <table:table-cell table:style-name="ce130" table:formula="of:=SUM([.D4:.AF4])" office:value-type="float" office:value="0">
            <text:p>0</text:p>
          </table:table-cell>
          <table:table-cell table:style-name="ce134" table:number-columns-repeated="18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VietLT</text:p>
          </table:table-cell>
          <table:table-cell table:style-name="ce130" table:formula="of:=SUM([.D5:.AF5])" office:value-type="float" office:value="0.5">
            <text:p>0.5</text:p>
          </table:table-cell>
          <table:table-cell table:style-name="ce134" table:number-columns-repeated="17"/>
          <table:table-cell table:style-name="ce134" office:value-type="float" office:value="0.5">
            <office:annotation draw:style-name="gr2" draw:text-style-name="P1" svg:width="1.1413in" svg:height="0.3902in" svg:x="10.6358in" svg:y="0.3673in" draw:caption-point-x="-0.2402in" draw:caption-point-y="0.5984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3902in" svg:x="15.202in" svg:y="0.3701in" draw:caption-point-x="-0.2402in" draw:caption-point-y="0.5957in">
              <dc:date>2016-07-28T00:00:00</dc:date>
              <text:p text:style-name="P1"><text:span text:style-name="T1">Xe hư,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983166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9"/>
        <table:table-column table:style-name="co18" table:number-columns-repeated="7" table:default-cell-style-name="ce149"/>
        <table:table-column table:style-name="co17" table:number-columns-repeated="16" table:default-cell-style-name="ce149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8" table:number-columns-spanned="2" table:number-rows-spanned="1">
            <text:p>8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6" table:number-columns-spanned="2" table:number-rows-spanned="1">
            <text:p>2016</text:p>
          </table:table-cell>
          <table:covered-table-cell table:style-name="ce155"/>
          <table:table-cell table:style-name="ce144" table:number-columns-repeated="15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45" table:formula="of:=DATE([.$R$1];[.N1];1)" office:value-type="date" office:date-value="2016-08-01">
            <text:p>01</text:p>
          </table:table-cell>
          <table:table-cell table:style-name="ce145" table:formula="of:=[.D2]+1" office:value-type="date" office:date-value="2016-08-02">
            <text:p>02</text:p>
          </table:table-cell>
          <table:table-cell table:style-name="ce145" table:formula="of:=[.E2]+1" office:value-type="date" office:date-value="2016-08-03">
            <text:p>03</text:p>
          </table:table-cell>
          <table:table-cell table:style-name="ce145" table:formula="of:=[.F2]+1" office:value-type="date" office:date-value="2016-08-04">
            <text:p>04</text:p>
          </table:table-cell>
          <table:table-cell table:style-name="ce145" table:formula="of:=[.G2]+1" office:value-type="date" office:date-value="2016-08-05">
            <text:p>05</text:p>
          </table:table-cell>
          <table:table-cell table:style-name="ce145" table:formula="of:=[.H2]+1" office:value-type="date" office:date-value="2016-08-06">
            <text:p>06</text:p>
          </table:table-cell>
          <table:table-cell table:style-name="ce145" table:formula="of:=[.I2]+1" office:value-type="date" office:date-value="2016-08-07">
            <text:p>07</text:p>
          </table:table-cell>
          <table:table-cell table:style-name="ce145" table:formula="of:=[.J2]+1" office:value-type="date" office:date-value="2016-08-08">
            <text:p>08</text:p>
          </table:table-cell>
          <table:table-cell table:style-name="ce145" table:formula="of:=[.K2]+1" office:value-type="date" office:date-value="2016-08-09">
            <text:p>09</text:p>
          </table:table-cell>
          <table:table-cell table:style-name="ce145" table:formula="of:=[.L2]+1" office:value-type="date" office:date-value="2016-08-10">
            <text:p>10</text:p>
          </table:table-cell>
          <table:table-cell table:style-name="ce145" table:formula="of:=[.M2]+1" office:value-type="date" office:date-value="2016-08-11">
            <text:p>11</text:p>
          </table:table-cell>
          <table:table-cell table:style-name="ce145" table:formula="of:=[.N2]+1" office:value-type="date" office:date-value="2016-08-12">
            <text:p>12</text:p>
          </table:table-cell>
          <table:table-cell table:style-name="ce145" table:formula="of:=[.O2]+1" office:value-type="date" office:date-value="2016-08-13">
            <text:p>13</text:p>
          </table:table-cell>
          <table:table-cell table:style-name="ce145" table:formula="of:=[.P2]+1" office:value-type="date" office:date-value="2016-08-14">
            <text:p>14</text:p>
          </table:table-cell>
          <table:table-cell table:style-name="ce145" table:formula="of:=[.Q2]+1" office:value-type="date" office:date-value="2016-08-15">
            <text:p>15</text:p>
          </table:table-cell>
          <table:table-cell table:style-name="ce145" table:formula="of:=[.R2]+1" office:value-type="date" office:date-value="2016-08-16">
            <text:p>16</text:p>
          </table:table-cell>
          <table:table-cell table:style-name="ce145" table:formula="of:=[.S2]+1" office:value-type="date" office:date-value="2016-08-17">
            <text:p>17</text:p>
          </table:table-cell>
          <table:table-cell table:style-name="ce145" table:formula="of:=[.T2]+1" office:value-type="date" office:date-value="2016-08-18">
            <text:p>18</text:p>
          </table:table-cell>
          <table:table-cell table:style-name="ce145" table:formula="of:=[.U2]+1" office:value-type="date" office:date-value="2016-08-19">
            <text:p>19</text:p>
          </table:table-cell>
          <table:table-cell table:style-name="ce145" table:formula="of:=[.V2]+1" office:value-type="date" office:date-value="2016-08-20">
            <text:p>20</text:p>
          </table:table-cell>
          <table:table-cell table:style-name="ce145" table:formula="of:=[.W2]+1" office:value-type="date" office:date-value="2016-08-21">
            <text:p>21</text:p>
          </table:table-cell>
          <table:table-cell table:style-name="ce145" table:formula="of:=[.X2]+1" office:value-type="date" office:date-value="2016-08-22">
            <text:p>22</text:p>
          </table:table-cell>
          <table:table-cell table:style-name="ce145" table:formula="of:=[.Y2]+1" office:value-type="date" office:date-value="2016-08-23">
            <text:p>23</text:p>
          </table:table-cell>
          <table:table-cell table:style-name="ce145" table:formula="of:=[.Z2]+1" office:value-type="date" office:date-value="2016-08-24">
            <text:p>24</text:p>
          </table:table-cell>
          <table:table-cell table:style-name="ce145" table:formula="of:=[.AA2]+1" office:value-type="date" office:date-value="2016-08-25">
            <text:p>25</text:p>
          </table:table-cell>
          <table:table-cell table:style-name="ce145" table:formula="of:=[.AB2]+1" office:value-type="date" office:date-value="2016-08-26">
            <text:p>26</text:p>
          </table:table-cell>
          <table:table-cell table:style-name="ce145" table:formula="of:=[.AC2]+1" office:value-type="date" office:date-value="2016-08-27">
            <text:p>27</text:p>
          </table:table-cell>
          <table:table-cell table:style-name="ce145" table:formula="of:=[.AD2]+1" office:value-type="date" office:date-value="2016-08-28">
            <text:p>28</text:p>
          </table:table-cell>
          <table:table-cell table:style-name="ce145" table:formula="of:=[.AE2]+1" office:value-type="date" office:date-value="2016-08-29">
            <text:p>29</text:p>
          </table:table-cell>
          <table:table-cell table:style-name="ce145" table:formula="of:=[.AF2]+1" office:value-type="date" office:date-value="2016-08-30">
            <text:p>30</text:p>
          </table:table-cell>
          <table:table-cell table:style-name="ce145" table:formula="of:=[.AG2]+1" office:value-type="date" office:date-value="2016-08-31">
            <text:p>31</text:p>
          </table:table-cell>
          <table:table-cell table:style-name="ce64" table:number-columns-repeated="950"/>
        </table:table-row>
        <table:table-row table:style-name="ro11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50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DuyDK</text:p>
          </table:table-cell>
          <table:table-cell table:style-name="ce143" table:formula="of:=SUM([.D4:.AH4])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2" draw:text-style-name="P1" svg:width="1.1413in" svg:height="0.3902in" svg:x="4.0157in" svg:y="0.122in" draw:caption-point-x="-0.2402in" draw:caption-point-y="0.5961in">
              <dc:date>2016-08-04T00:00:00</dc:date>
              <text:p text:style-name="P1"><text:span text:style-name="T1">49 ngày cho ông nội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43" table:number-columns-repeated="950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VietLT</text:p>
          </table:table-cell>
          <table:table-cell table:style-name="ce143" table:formula="of:=SUM([.D5:.AH5])" office:value-type="float" office:value="0.5">
            <text:p>0.5</text:p>
          </table:table-cell>
          <table:table-cell table:style-name="ce147" office:value-type="float" office:value="0.5">
            <office:annotation draw:style-name="gr2" draw:text-style-name="P1" svg:width="1.1413in" svg:height="0.3902in" svg:x="2.6457in" svg:y="0.3693in" draw:caption-point-x="-0.2402in" draw:caption-point-y="0.5965in">
              <dc:date>2016-08-04T00:00:00</dc:date>
              <text:p text:style-name="P1"><text:span text:style-name="T1">Đi nộp hso thi DH cho e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6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48" table:number-columns-repeated="31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8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8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48" table:number-columns-repeated="31"/>
          <table:table-cell table:style-name="ce43" table:number-columns-repeated="950"/>
        </table:table-row>
        <table:table-row table:style-name="ro2" table:number-rows-repeated="983166">
          <table:table-cell table:number-columns-repeated="984"/>
        </table:table-row>
        <table:table-row table:style-name="ro2">
          <table:table-cell table:number-columns-repeated="9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8/30/2016</text:date>, <text:time>18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30">08/3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82</meta:editing-cycles>
    <meta:editing-duration>P6DT6H42M10S</meta:editing-duration>
    <meta:generator>OpenOffice/4.1.2$Win32 OpenOffice.org_project/412m3$Build-9782</meta:generator>
    <dc:date>2016-08-30T18:11:13.53</dc:date>
    <meta:document-statistic meta:table-count="11" meta:cell-count="660" meta:object-count="0"/>
    <meta:user-defined meta:name="Info 1"/>
    <meta:user-defined meta:name="Info 2"/>
    <meta:user-defined meta:name="Info 3"/>
    <meta:user-defined meta:name="Info 4"/>
  </office:meta>
</office:document-meta>
</file>